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Courier New3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style:font-name="Courier New"/>
    </style:style>
    <style:style style:name="P4" style:family="paragraph" style:parent-style-name="Text_20_body">
      <style:paragraph-properties fo:margin-top="0in" fo:margin-bottom="0in"/>
      <style:text-properties style:font-name="Courier New1"/>
    </style:style>
    <style:style style:name="P5" style:family="paragraph" style:parent-style-name="Text_20_body">
      <style:paragraph-properties fo:margin-top="0in" fo:margin-bottom="0in"/>
      <style:text-properties style:font-name="Courier New3"/>
    </style:style>
    <style:style style:name="T1" style:family="text">
      <style:text-properties style:font-name="Courier New"/>
    </style:style>
    <style:style style:name="T2" style:family="text" style:parent-style-name="Emphasis">
      <style:text-properties fo:color="#990099"/>
    </style:style>
    <style:style style:name="T3" style:family="text">
      <style:text-properties fo:color="#990099"/>
    </style:style>
    <style:style style:name="T4" style:family="text">
      <style:text-properties fo:font-style="italic"/>
    </style:style>
    <style:style style:name="T5" style:family="text">
      <style:text-properties style:font-name="courier new"/>
    </style:style>
    <style:style style:name="T6" style:family="text">
      <style:text-properties fo:color="#990066" fo:font-weight="bold"/>
    </style:style>
    <style:style style:name="T7" style:family="text">
      <style:text-properties fo:color="#aaaadd"/>
    </style:style>
    <style:style style:name="T8" style:family="text">
      <style:text-properties fo:color="#000000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关于“unavailable server”</text:h>
      <text:section text:style-name="Sect1" text:name="main">
        <text:p text:style-name="P2">真水无香：unavailable server</text:p>
        <text:p text:style-name="P2"><text:a xlink:type="simple" xlink:href="http://gigix.blogdriver.com/showBlog.do?bloggerID=18558&amp;diaryID=83996" office:target-frame-name="_blank" xlink:show="new">http://gigix.blogdriver.com/showBlog.do?bloggerID=18558&amp;diaryID=83996</text:a></text:p>
        <text:p text:style-name="P2"> </text:p>
        <text:p text:style-name="P2">今后的portal也会遇到同样的问题。对于现在“all-in-one”的工商局网站，我们还可以生成静态首页，或者用别的“土办法”解决。 但对于一个portal，怎么能控制首页的负载量？如果一个省级政府部门的内外用户使用同一个portal，首页上十余次数据库操作估计是跑不掉的——请 考虑一大堆的portlet。如果再有几个portlet本身再多做几次大操作，首页的负载量会有多大？这该是一个服务器的“硬负载”问题了。</text:p>
        <text:p text:style-name="P2">2004年03月15日, 星期一 20:39 (84025)</text:p>
      </text:section>
      <text:section text:style-name="Sect1" text:name="Section1">
        <text:h text:style-name="P1" text:outline-level="1" text:is-list-header="true"><text:bookmark text:name="main"/>Hessian原来支持overload</text:h>
        <text:p text:style-name="P2">ERPRoad：纠正一个错误</text:p>
        <text:p text:style-name="P2"><text:a xlink:type="simple" xlink:href="http://www.erproad.org/showlog.asp?log_id=330" office:target-frame-name="_blank" xlink:show="new">http://www.erproad.org/showlog.asp?log_id=330</text:a></text:p>
        <text:p text:style-name="P2"> </text:p>
        <text:p text:style-name="P2">大家一起求学精神匮乏。差一点点就在《程序员》杂志上说“Hessian不支持overload”了，还好看到weihello的blog，赶紧叫孟岩帮忙改过来。</text:p>
        <text:p text:style-name="P2"> </text:p>
        <text:p text:style-name="P2">现在大家都重视交流，甭管公司内部还是网上，顶好的办法是一人学一样东西，大家一交流就等于时间被加倍利用。不过这样一来，大家都得多点求学精神了，不求甚解容易误导更多的人——比如这回，我的不求甚解差点要落到几万读者手里。</text:p>
        <text:p text:style-name="P2">2004年04月15日, 星期四 13:41 (117274)</text:p>
      </text:section>
      <text:section text:style-name="Sect1" text:name="Section2">
        <text:h text:style-name="P1" text:outline-level="1" text:is-list-header="true"><text:bookmark text:name="main1"/>缓存也会出毛病</text:h>
        <text:p text:style-name="P2">Party和角色是多对多的关联，Party这边对角色做了缓存：</text:p>
        <text:p text:style-name="P2"> </text:p>
        <text:p text:style-name="P2">public class Party {<text:line-break/> /**<text:line-break/>  * @hibernate.set lazy="false" readonly="true" cascade="none" table="tab_UserRole"<text:line-break/><text:span text:style-name="Strong_20_Emphasis">  * @hibernate.cache usage="read-write"  <text:line-break/></text:span>  * @hibernate.collection-key column="colOperatorId" <text:line-break/>  * @hibernate.collection-many-to-many column="colRoleId" class="com.jbbis.um.entity.Role"  <text:line-break/>  */<text:line-break/> public Set getRoles() {<text:line-break/>  return roles;<text:line-break/> }<text:line-break/>...</text:p>
        <text:p text:style-name="P2"> </text:p>
        <text:p text:style-name="P2">如果刚刚更新了角色设置，重新取出这个Party实体，调用getRoles()方法取到的还是缓存中的内容。就为这个小毛病，在这debug 了90分钟，我苦啊……设置角色时都会update Party实体，并且是在独立的transaction中，为什么缓存的内容还没有清掉呢？真是莫名其妙。</text:p>
        <text:p text:style-name="P2">2004年04月5日, 星期一 18:56 (104552)</text:p>
      </text:section>
      <text:section text:style-name="Sect1" text:name="Section3">
        <text:h text:style-name="P1" text:outline-level="1" text:is-list-header="true"><text:bookmark text:name="main2"/>古怪的Hibernate性能问题</text:h>
        <text:p text:style-name="P2">一个简单的对象关联：Department下面有N个Party（包括Department和Person），通过Department去获得这些子Party。用SQL写就是：</text:p>
        <text:p text:style-name="P2"> </text:p>
        <text:p text:style-name="P2">SELECT * FROM TAB_PARTY WHERE colParentId = ? ORDER BY colId</text:p>
        <text:p text:style-name="P2"> </text:p>
        <text:p text:style-name="P2">就这么简单的一件事情，子节点的数量也不多，才几十个。用JDBC直接做查询，速度很快；在Sun JDK 1.3或者1.4下面用Hibernate通过对象关联获得子节点，生成的SQL语句完全一样，速度也很快；惟独到了IBM JDK 1.3下面就不行了，同样是这句SQL，JDBC直接查询的速度还是快，用Hibernate就变得奇慢无比，机器嘎吱嘎吱响个十秒才能得到结果。</text:p>
        <text:p text:style-name="P2"> </text:p>
        <text:p text:style-name="P2">Robbin猜测是cglib和IBM JDK脾性不合。明天先试试换最新的cglib看行不行。</text:p>
        <text:p text:style-name="P2">2004年06月17日, 星期四 23:48 (204604)</text:p>
      </text:section>
      <text:section text:style-name="Sect1" text:name="Section4">
        <text:h text:style-name="P1" text:outline-level="1" text:is-list-header="true"><text:bookmark text:name="main3"/>Hibernate性能问题解决</text:h>
        <text:p text:style-name="P2">古怪的Hibernate性能问题：</text:p>
        <text:p text:style-name="P2"><text:a xlink:type="simple" xlink:href="http://www.blogdriver.com/showBlog.do?diaryID=204604" office:target-frame-name="_blank" xlink:show="new">http://www.blogdriver.com/showBlog.do?diaryID=204604</text:a></text:p>
        <text:p text:style-name="P2"> </text:p>
        <text:p text:style-name="P2">从<text:span text:style-name="T1">Session.find</text:span>方法开始一路跟踪，很快就发现<text:span text:style-name="T1">AbstractEntityPersister.setPropertyValues</text:span>方法耗用了最多的时间。该方法代码如下：</text:p>
        <text:p text:style-name="P2"> </text:p>
        <text:p text:style-name="P2"> <text:span text:style-name="T1">public void setPropertyValues(Object object, Object[] values) throws HibernateException {<text:line-break/>  try{<text:line-break/>   if (optimizer!=null) {<text:line-break/>    optimizer.setPropertyValues(object, values);  // 1<text:line-break/>    return;<text:line-break/>   }  <text:line-break/>  }<text:line-break/>  catch (Throwable t) {<text:line-break/>   throw new PropertyAccessException(<text:line-break/>    t, <text:line-break/>    ReflectHelper.PROPERTY_ACCESS_EXCEPTION, <text:line-break/>    true, <text:line-break/>    mappedClass,<text:line-break/>    ReflectHelper.getPropertyName(t, optimizer)<text:line-break/>   );<text:line-break/>  }<text:line-break/>  <text:line-break/>  for (int j=0; j&lt;getHydrateSpan(); j++) getSetters()[j].set(object, values[j]);  // 2<text:line-break/> }</text:span></text:p>
        <text:p text:style-name="P2">其中“2”的地方效率相当低，给一个实体对象的25个属性赋值大约需要半秒到一秒。把这里的循环拆开跟踪，发现因为<text:span text:style-name="T1">password</text:span>属性的getter/setter需要对密码加密/解密，并且每一次加密/解密时都重新初始化加密器（<text:span text:style-name="T1">Cipher</text:span>对象），造成了巨大的损耗。把初始化代码抽取出来，再添加一些缓存，性能提升一倍左右，但仍然很慢，比在Sun JDK下运行慢一个数量级左右。</text:p>
        <text:p text:style-name="P2"> </text:p>
        <text:p text:style-name="P2">再观察之下，发现某些对象从数据库中取出时执行了“1”的代码，而效率低下的部分都执行到了“2”。也就是说，<text:span text:style-name="T1">Party</text:span>类的persister没有得到optimizer，所以只能通过反射给属性赋值。之所以在Sun JDK下执行仍然效率不减，估计是因为Sun JDK的反射机制做得比较好，IBM的做得比较烂。再观察Hibernate输出的日志，发现有一句说“<text:span text:style-name="T1">Party</text:span>的<text:span text:style-name="T1">setXxxx</text:span>方法是<text:span text:style-name="T1">private</text:span>，所以将optimizer禁用”。于是将这个方法改为<text:span text:style-name="T1">public</text:span>，再运行，速度飞快。问题圆满解决。最后解决问题的过程看起来就像是我把一个不相干的<text:span text:style-name="T1">private</text:span>方法改成<text:span text:style-name="T1">public</text:span>，然后效率就突然提升，不明就里的人恐怕会觉得有点神奇。(there's an image) </text:p>
        <text:p text:style-name="P2"> </text:p>
        <text:p text:style-name="P2">最后，有一个问题：在我看来，如果要给一个实体的属性设上值，唯一的办法就是用反射，通过<text:span text:style-name="T1">Method</text:span>对象去调用。但optimizer显然有另一种高效得多的实现，值得去研究一下。</text:p>
        <text:p text:style-name="P2">2004年06月18日, 星期五 20:34 (205856)</text:p>
        <text:section text:style-name="Sect1" text:name="Section5">
          <text:h text:style-name="P1" text:outline-level="1" text:is-list-header="true"><text:bookmark text:name="main4"/>Castor问题解决</text:h>
          <text:p text:style-name="P2">用Castor XML做映射，在load mapping的时候常常遇到这样一个异常：</text:p>
          <text:p text:style-name="P2"> </text:p>
          <text:p text:style-name="P2"><text:span text:style-name="T2">&gt; org.exolab.castor.mapping.MappingException: Nested error: <text:line-break/>&gt; java.lang.IllegalArgumentException: The prefix 'xml' is reserved (XML 1.0 </text:span><text:span text:style-name="T3"><text:line-break/></text:span><text:span text:style-name="T2">&gt; Specification) and cannot be declared. </text:span></text:p>
          <text:p text:style-name="P2">我知道这是因为Xerces和Castor的兼容性问题，因为只要把Tomcat自带的Xerces删掉就可以了。今天查了一下Castor XML FAQ，原来是0.9.5.2版本和Xerces 1.4以上的版本冲突。Xerces 1.4以上把“xml”前缀保留了，因此Castor的映射描述文件使用“xml”前缀就会解析错误。Castor 0.9.5.3版本已经解决了这个问题，我下载了一个，果然好用。不过这个解决方案只在Xerces 2.5上测试过，不知道再遇到其他版本会不会又有问题。</text:p>
          <text:p text:style-name="P2">2004年06月19日, 星期六 18:03 (207025)</text:p>
        </text:section>
        <text:section text:style-name="Sect1" text:name="Section6">
          <text:h text:style-name="P1" text:outline-level="1" text:is-list-header="true"><text:bookmark text:name="main5"/>WebWork OGNL一个小问题</text:h>
          <text:p text:style-name="P2">假如action里有一个数组，界面上同样可以用OGNL的方式传递数据到这个数组中。譬如：</text:p>
          <text:p text:style-name="P2"> </text:p>
          <text:p text:style-name="P3">&lt;input name="properties[1].value" value="haha"/&gt;</text:p>
          <text:p text:style-name="P2"> </text:p>
          <text:p text:style-name="P2">这个form提交的时候，就会调用action的<text:span text:style-name="T1">getProperties()</text:span>方法取到一个数组，再取到这个数组的第二个元素，调用它的<text:span text:style-name="T1">setValue()</text:span>方法，把“haha”设进去。但是我的这个DTO数组偏偏有点不一样，<text:span text:style-name="T1">setValue()</text:span>方法重载了很多个，于是OGNL就会随机地选一个<text:span text:style-name="T1">setValue()</text:span>方法来调用。运气好呢就选到参数类型是<text:span text:style-name="T1">String</text:span>的，一切正常；运气不好就选到<text:span text:style-name="T1">double</text:span>型的甚至<text:span text:style-name="T1">byte[]</text:span>的，那就不知道保存些什么东西了。</text:p>
          <text:p text:style-name="P2"> </text:p>
          <text:p text:style-name="P2">没办法，不想修改OGNL，只好给DTO加上一个<text:span text:style-name="T1">setStringValue()</text:span>方法，界面上就这样写：</text:p>
          <text:p text:style-name="P2"> </text:p>
          <text:p text:style-name="P4">&lt;input name="properties[1].stringValue" value="haha"/&gt;</text:p>
          <text:p text:style-name="P2">2004年07月26日, 星期一 17:26 (257682)</text:p>
        </text:section>
        <text:section text:style-name="Sect1" text:name="Section7">
          <text:h text:style-name="P1" text:outline-level="1" text:is-list-header="true"><text:bookmark text:name="main6"/>神秘的两次执行问题</text:h>
          <text:p text:style-name="P2">今天想起看看Moxie帮我用WebWork改写的G-Roller，发现一个古怪的问题：用上SiteMesh以后，每个页面访问时都执行了两遍。把SiteMesh用的装饰页面一个个扫过来，发现Moxie为了排版整齐，放了这样一个图片：</text:p>
          <text:p text:style-name="P2"> </text:p>
          <text:p text:style-name="P3">&lt;img name="menu_placeholder" src="" width="190" height="1" alt=""&gt;</text:p>
          <text:p text:style-name="P2"> </text:p>
          <text:p text:style-name="P2">问题就出在这个图片上：src=""被解释为“当前地址”，例如“/publish.action”，结果WebWork Action和JSP就被执行了两遍。于是做了一个空白图片来撑版面，一切正常了。</text:p>
          <text:p text:style-name="P2">2004年08月14日, 星期六 20:20 (282739)</text:p>
        </text:section>
        <text:section text:style-name="Sect1" text:name="Section8">
          <text:h text:style-name="P1" text:outline-level="1" text:is-list-header="true"><text:bookmark text:name="main7"/>Hessian异常传播的一个小问题</text:h>
          <text:p text:style-name="P2">通过Hessian传播异常时，不能在异常对象里构建commons-logging的Log对象，就像这样：</text:p>
          <text:p text:style-name="P2"> </text:p>
          <text:p text:style-name="P3">public class BaseException extends RuntimeException {<text:line-break/> private Log _log = LogFactory.getLog(BaseException.class);</text:p>
          <text:p text:style-name="P2"> </text:p>
          <text:p text:style-name="P2">否则，client端在尝试构造这个对象时会出错：</text:p>
          <text:p text:style-name="P2"> </text:p>
          <text:p text:style-name="P3">Caused by: java.lang.NullPointerException<text:line-break/> at java.util.Hashtable.get(Hashtable.java:333)<text:line-break/> at java.util.logging.LogManager.getLogger(LogManager.java:421)</text:p>
          <text:p text:style-name="P2"> </text:p>
          <text:p text:style-name="P2">收到的就不再是原来的异常对象，而是<text:span text:style-name="T1">java.lang.reflect.UndeclaredThrowableException</text:span>，异常中携带的信息也丢失了。</text:p>
          <text:p text:style-name="P2">2004年09月16日, 星期四 09:24 (327787)</text:p>
        </text:section>
        <text:section text:style-name="Sect1" text:name="Section9">
          <text:h text:style-name="P1" text:outline-level="1" text:is-list-header="true"><text:bookmark text:name="main8"/>Arrays.asList(), huh?</text:h>
          <text:p text:style-name="P2">Dion says (<text:a xlink:type="simple" xlink:href="http://www.almaer.com/blog/archives/000639.html">http://www.almaer.com/blog/archives/000639.html</text:a>):<text:line-break/><text:line-break/><text:span text:style-name="T4">I think that the Arrays.* methods are not that well known among Java developers</text:span>.<text:line-break/><text:line-break/>But it's not true. If your application involved with any remoting ... in fact, any customized serialization (such as <text:span text:style-name="T5">XMLEncoder</text:span>/<text:span text:style-name="T5">XMLDecoder</text:span>), <text:span text:style-name="T5">Arrays.asList()</text:span> can be an error prone. Its result is of type <text:span text:style-name="T5">java.util.Arrays$ArrayList</text:span>, a private type, so serialization framework cannot instantiate it. And so...<text:line-break/><text:line-break/>For example, you can run the following JUnit test case:<text:line-break/><text:line-break/><text:span text:style-name="T5">public void testXmlSerialize() throws Exception {</text:span><text:line-break/><text:span text:style-name="T5">Object[] anArray = new Object[]{"Jeff"};</text:span><text:line-break/><text:span text:style-name="T5">List aList = Arrays.asList(anArray);</text:span><text:line-break/><text:line-break/><text:span text:style-name="T5">ByteArrayOutputStream baos = new ByteArrayOutputStream();</text:span><text:line-break/><text:span text:style-name="T5">XMLEncoder encoder = new XMLEncoder(baos);</text:span><text:line-break/><text:span text:style-name="T5">encoder.writeObject(aList);</text:span><text:line-break/><text:span text:style-name="T5">encoder.close();</text:span><text:line-break/><text:span text:style-name="T5">byte[] someBytes = baos.toByteArray();</text:span><text:line-break/><text:line-break/><text:span text:style-name="T5">String result = new String(someBytes);</text:span><text:line-break/><text:span text:style-name="T5">System.out.println(result);</text:span><text:line-break/><text:span text:style-name="T5">// huh, our content is missed</text:span><text:line-break/><text:span text:style-name="T5">assertTrue(result.indexOf("Jeff") == -1);</text:span><text:line-break/><text:span text:style-name="T5">}</text:span><text:line-break/><text:line-break/>I found this bug when using Hessian remoting. If you want some simplified syntax for <text:span text:style-name="T5">List </text:span>initialization, try this:<text:line-break/><text:line-break/><text:span text:style-name="T5">List aList = new ArrayList() {</text:span><text:line-break/><text:span text:style-name="T5">{</text:span><text:line-break/><text:span text:style-name="T5">add("Jeff");</text:span><text:line-break/><text:span text:style-name="T5">add("Gigix");</text:span><text:line-break/><text:span text:style-name="T5">}</text:span><text:line-break/><text:span text:style-name="T5">};</text:span></text:p>
          <text:p text:style-name="P2">2005年01月18日, 星期二 17:41 (503885)</text:p>
        </text:section>
        <text:section text:style-name="Sect1" text:name="Section10">
          <text:h text:style-name="P1" text:outline-level="1" text:is-list-header="true"><text:bookmark text:name="main9"/>如何在方法内部获得调用者信息</text:h>
          <text:p text:style-name="Text_20_body">来自JavaEye：<text:a xlink:type="simple" xlink:href="http://forum.javaeye.com/viewtopic.php?t=13179" office:target-frame-name="_blank" xlink:show="new">http://forum.javaeye.com/viewtopic.php?t=13179</text:a></text:p>
          <text:p text:style-name="P5"><text:line-break/><text:span text:style-name="T6">public</text:span> <text:span text:style-name="T6">static</text:span> <text:span text:style-name="T7">String</text:span> getCaller<text:span text:style-name="T8">() {</text:span> <text:line-break/>    <text:span text:style-name="T6">int</text:span> i; <text:line-break/>    StackTraceElement stack<text:span text:style-name="T8">[]</text:span> = <text:span text:style-name="T8">(</text:span><text:span text:style-name="T6">new</text:span> <text:span text:style-name="T7">Throwable</text:span><text:span text:style-name="T8">())</text:span>.<text:span text:style-name="T8">getStackTrace()</text:span>; <text:line-break/>    <text:span text:style-name="T6">for</text:span> <text:span text:style-name="T8">(</text:span>i=<text:span text:style-name="T8">0</text:span>; i &lt; stack.<text:span text:style-name="T8">length</text:span>; i++<text:span text:style-name="T8">)</text:span> <text:span text:style-name="T8">{</text:span> <text:line-break/>      StackTraceElement ste=stack<text:span text:style-name="T8">[</text:span>i<text:span text:style-name="T8">]</text:span>; <text:line-break/>      <text:span text:style-name="T7">System</text:span>.<text:span text:style-name="T8">out</text:span>.<text:span text:style-name="T8">println(</text:span>ste.<text:span text:style-name="T8">getClassName()</text:span>+"."+ste.<text:span text:style-name="T8">getMethodName()</text:span>+"<text:span text:style-name="T8">(</text:span>...<text:span text:style-name="T8">)</text:span>"<text:span text:style-name="T8">)</text:span>; <text:line-break/>      <text:span text:style-name="T7">System</text:span>.<text:span text:style-name="T8">out</text:span>.<text:span text:style-name="T8">println(</text:span>i+"--"+ste.<text:span text:style-name="T8">getMethodName())</text:span>; <text:line-break/>      <text:span text:style-name="T7">System</text:span>.<text:span text:style-name="T8">out</text:span>.<text:span text:style-name="T8">println(</text:span>i+"--"+ste.<text:span text:style-name="T8">getFileName())</text:span>; <text:line-break/>      <text:span text:style-name="T7">System</text:span>.<text:span text:style-name="T8">out</text:span>.<text:span text:style-name="T8">println(</text:span>i+"--"+ste.<text:span text:style-name="T8">getLineNumber())</text:span>; <text:line-break/>    <text:span text:style-name="T8">}</text:span> <text:line-break/><text:span text:style-name="T8">}</text:span></text:p>
          <text:p text:style-name="P2"><text:line-break/>着实不错，有用。</text:p>
          <text:p text:style-name="P2">2005年05月20日, 星期五 09:56 (701771)</text:p>
        </text:section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Courier New3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DejaVu Sans" style:font-size-asian="12pt" style:font-weight-asian="bold" style:font-name-complex="Bitstream Vera Sans" style:font-size-complex="12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Courier New2" style:font-size-asian="10pt" style:font-name-complex="Courier New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42:10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86" meta:word-count="870" meta:character-count="6459"/>
  </office:meta>
</office:document-meta>
</file>